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75,981,539,145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43,337,750,742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18,763,807,455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08,004,146,057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14,851,156,183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07,576,360,585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95,087,220,933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79,351,168,707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39,809,387,605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94,152,286,008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93,611,986,712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80,941,941,477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48,630,373,214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27,807,618,361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15,035,498,757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7,645,448,283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2,537,752,708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9,794,943,34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6,074,477,958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6,284,660,767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5,728,310,229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00,124,191,810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6,295,886,52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59:40.412056431</dc:date>
    <meta:editing-duration>PT5H51M43S</meta:editing-duration>
    <meta:editing-cycles>152</meta:editing-cycles>
    <meta:generator>LibreOffice/7.2.6.2$Linux_X86_64 LibreOffice_project/20$Build-2</meta:generator>
    <meta:document-statistic meta:table-count="1" meta:cell-count="48" meta:object-count="0"/>
  </office:meta>
</office:document-meta>
</file>